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ce2"/>
        <table:table-column table:style-name="co2" table:number-columns-repeated="10" table:default-cell-style-name="ce2"/>
        <table:table-column table:style-name="co3" table:number-columns-repeated="1013" table:default-cell-style-name="ce2"/>
        <table:table-row table:style-name="ro1">
          <table:table-cell table:style-name="Default"/>
          <table:table-cell table:style-name="Default" office:value-type="string" calcext:value-type="string">
            <text:p>Linear Regression (YearPredictionMSD)</text:p>
          </table:table-cell>
          <table:table-cell table:style-name="Default" office:value-type="string" calcext:value-type="string">
            <text:p>Hubor Regressor (YearPredictionMSD)</text:p>
          </table:table-cell>
          <table:table-cell table:style-name="Default" office:value-type="string" calcext:value-type="string">
            <text:p>Perceptron (YearPredictionMSD)</text:p>
          </table:table-cell>
          <table:table-cell table:style-name="Default" office:value-type="string" calcext:value-type="string">
            <text:p>Linear Support Vector Machine (YearPredictionMSD)</text:p>
          </table:table-cell>
          <table:table-cell table:style-name="Default" office:value-type="string" calcext:value-type="string">
            <text:p>Decision Tree (YearPredictionMSD)</text:p>
          </table:table-cell>
          <table:table-cell table:style-name="Default" office:value-type="string" calcext:value-type="string">
            <text:p>Linear Regression (Housing Prices)</text:p>
          </table:table-cell>
          <table:table-cell table:style-name="Default" office:value-type="string" calcext:value-type="string">
            <text:p>Hubor Regressor (Housing Prices)</text:p>
          </table:table-cell>
          <table:table-cell table:style-name="Default" office:value-type="string" calcext:value-type="string">
            <text:p>Perceptron (Housing Prices)</text:p>
          </table:table-cell>
          <table:table-cell table:style-name="Default" office:value-type="string" calcext:value-type="string">
            <text:p>Linear Support Vector Machine (Housing Prices)</text:p>
          </table:table-cell>
          <table:table-cell table:style-name="Default" office:value-type="string" calcext:value-type="string">
            <text:p>Decision Tree (Housing Prices)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rmalized</text:p>
          </table:table-cell>
          <table:table-cell table:number-columns-repeated="4"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rmalized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Explained Variance</text:p>
          </table:table-cell>
          <table:table-cell table:style-name="Default" office:value-type="float" office:value="0.246543066759" calcext:value-type="float">
            <text:p>0.2465430668</text:p>
          </table:table-cell>
          <table:table-cell table:style-name="Default" office:value-type="float" office:value="-543.719617548" calcext:value-type="float">
            <text:p>-543.719617548</text:p>
          </table:table-cell>
          <table:table-cell table:style-name="Default" office:value-type="float" office:value="-0.0917491463424" calcext:value-type="float">
            <text:p>-0.0917491463</text:p>
          </table:table-cell>
          <table:table-cell table:style-name="Default" office:value-type="float" office:value="-215.809086742" calcext:value-type="float">
            <text:p>-215.809086742</text:p>
          </table:table-cell>
          <table:table-cell table:style-name="Default" office:value-type="float" office:value="-0.59023661451" calcext:value-type="float">
            <text:p>-0.5902366145</text:p>
          </table:table-cell>
          <table:table-cell table:style-name="Default" office:value-type="float" office:value="0.6590963725" calcext:value-type="float">
            <text:p>0.6590963725</text:p>
          </table:table-cell>
          <table:table-cell table:style-name="Default" office:value-type="float" office:value="0.5022550558" calcext:value-type="float">
            <text:p>0.5022550558</text:p>
          </table:table-cell>
          <table:table-cell table:style-name="Default" office:value-type="float" office:value="0.0829450394" calcext:value-type="float">
            <text:p>0.0829450394</text:p>
          </table:table-cell>
          <table:table-cell table:style-name="Default" office:value-type="float" office:value="-0.3802258367" calcext:value-type="float">
            <text:p>-0.3802258367</text:p>
          </table:table-cell>
          <table:table-cell table:style-name="Default" office:value-type="float" office:value="0.4588940122" calcext:value-type="float">
            <text:p>0.4588940122</text:p>
          </table:table-cell>
          <table:table-cell table:formula="of:=MAX([.B2:.F2])" office:value-type="float" office:value="0.246543066759" calcext:value-type="float">
            <text:p>0.2465430668</text:p>
          </table:table-cell>
          <table:table-cell table:formula="of:=MIN([.B2:.F2])" office:value-type="float" office:value="-543.719617548" calcext:value-type="float">
            <text:p>-543.719617548</text:p>
          </table:table-cell>
          <table:table-cell table:formula="of:=([.B2] -[.M2])/([.L2]-[.M2])" office:value-type="float" office:value="1" calcext:value-type="float">
            <text:p>1</text:p>
          </table:table-cell>
          <table:table-cell table:style-name="ce4" table:formula="of:=([.C2] -[.M2])/([.L2]-[.M2])" office:value-type="float" office:value="0" calcext:value-type="float">
            <text:p>0</text:p>
          </table:table-cell>
          <table:table-cell table:formula="of:=([.D2] -[.M2])/([.L2]-[.M2])" office:value-type="float" office:value="0.999378100629055" calcext:value-type="float">
            <text:p>0.9993781006</text:p>
          </table:table-cell>
          <table:table-cell table:style-name="ce4" table:formula="of:=([.E2] -[.M2])/([.L2]-[.M2])" office:value-type="float" office:value="0.60281420894898" calcext:value-type="float">
            <text:p>0.6028142089</text:p>
          </table:table-cell>
          <table:table-cell table:formula="of:=([.F2] -[.M2])/([.L2]-[.M2])" office:value-type="float" office:value="0.998461706367316" calcext:value-type="float">
            <text:p>0.9984617064</text:p>
          </table:table-cell>
          <table:table-cell table:formula="of:=MAX([.G2:.K2])" office:value-type="float" office:value="0.6590963725" calcext:value-type="float">
            <text:p>0.6590963725</text:p>
          </table:table-cell>
          <table:table-cell table:formula="of:=MIN([.G2:.K2])" office:value-type="float" office:value="-0.3802258367" calcext:value-type="float">
            <text:p>-0.3802258367</text:p>
          </table:table-cell>
          <table:table-cell table:formula="of:=([.G2] -[.T2])/([.S2]-[.T2])" office:value-type="float" office:value="1" calcext:value-type="float">
            <text:p>1</text:p>
          </table:table-cell>
          <table:table-cell table:style-name="ce4" table:formula="of:=([.H2] -[.T2])/([.S2]-[.T2])" office:value-type="float" office:value="0.849092692033661" calcext:value-type="float">
            <text:p>0.849092692</text:p>
          </table:table-cell>
          <table:table-cell table:formula="of:=([.I2] -[.T2])/([.S2]-[.T2])" office:value-type="float" office:value="0.445647049586786" calcext:value-type="float">
            <text:p>0.4456470496</text:p>
          </table:table-cell>
          <table:table-cell table:style-name="ce4" table:formula="of:=([.J2] -[.T2])/([.S2]-[.T2])" office:value-type="float" office:value="0" calcext:value-type="float">
            <text:p>0</text:p>
          </table:table-cell>
          <table:table-cell table:formula="of:=([.K2] -[.T2])/([.S2]-[.T2])" office:value-type="float" office:value="0.807372190714464" calcext:value-type="float">
            <text:p>0.8073721907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Max Overestimate</text:p>
          </table:table-cell>
          <table:table-cell table:style-name="Default" office:value-type="float" office:value="66.8322537978" calcext:value-type="float">
            <text:p>66.8322537978</text:p>
          </table:table-cell>
          <table:table-cell table:style-name="Default" office:value-type="float" office:value="4132.02419509" calcext:value-type="float">
            <text:p>4132.02419509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1729.9703369" calcext:value-type="float">
            <text:p>1729.9703369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1091677.07435" calcext:value-type="float">
            <text:p>1091677.07435</text:p>
          </table:table-cell>
          <table:table-cell table:style-name="Default" office:value-type="float" office:value="553736.395702" calcext:value-type="float">
            <text:p>553736.395702</text:p>
          </table:table-cell>
          <table:table-cell table:style-name="Default" office:value-type="float" office:value="675000" calcext:value-type="float">
            <text:p>675000</text:p>
          </table:table-cell>
          <table:table-cell table:style-name="Default" office:value-type="float" office:value="2453988.81483" calcext:value-type="float">
            <text:p>2453988.81483</text:p>
          </table:table-cell>
          <table:table-cell table:style-name="Default" office:value-type="float" office:value="5420000" calcext:value-type="float">
            <text:p>5420000</text:p>
          </table:table-cell>
          <table:table-cell table:formula="of:=MAX([.B3:.F3])" office:value-type="float" office:value="4132.02419509" calcext:value-type="float">
            <text:p>4132.02419509</text:p>
          </table:table-cell>
          <table:table-cell table:formula="of:=MIN([.B3:.F3])" office:value-type="float" office:value="66.8322537978" calcext:value-type="float">
            <text:p>66.8322537978</text:p>
          </table:table-cell>
          <table:table-cell table:formula="of:=([.B3] -[.M3])/([.L3]-[.M3])" office:value-type="float" office:value="0" calcext:value-type="float">
            <text:p>0</text:p>
          </table:table-cell>
          <table:table-cell table:style-name="ce4" table:formula="of:=([.C3] -[.M3])/([.L3]-[.M3])" office:value-type="float" office:value="1" calcext:value-type="float">
            <text:p>1</text:p>
          </table:table-cell>
          <table:table-cell table:formula="of:=([.D3] -[.M3])/([.L3]-[.M3])" office:value-type="float" office:value="0.000287254874816268" calcext:value-type="float">
            <text:p>0.0002872549</text:p>
          </table:table-cell>
          <table:table-cell table:style-name="ce4" table:formula="of:=([.E3] -[.M3])/([.L3]-[.M3])" office:value-type="float" office:value="0.409116742117111" calcext:value-type="float">
            <text:p>0.4091167421</text:p>
          </table:table-cell>
          <table:table-cell table:formula="of:=([.F3] -[.M3])/([.L3]-[.M3])" office:value-type="float" office:value="0.00176319994374524" calcext:value-type="float">
            <text:p>0.0017631999</text:p>
          </table:table-cell>
          <table:table-cell table:formula="of:=MAX([.G3:.K3])" office:value-type="float" office:value="5420000" calcext:value-type="float">
            <text:p>5420000</text:p>
          </table:table-cell>
          <table:table-cell table:formula="of:=MIN([.G3:.K3])" office:value-type="float" office:value="553736.395702" calcext:value-type="float">
            <text:p>553736.395702</text:p>
          </table:table-cell>
          <table:table-cell table:formula="of:=([.G3] -[.T3])/([.S3]-[.T3])" office:value-type="float" office:value="0.110544911330508" calcext:value-type="float">
            <text:p>0.1105449113</text:p>
          </table:table-cell>
          <table:table-cell table:style-name="ce4" table:formula="of:=([.H3] -[.T3])/([.S3]-[.T3])" office:value-type="float" office:value="0" calcext:value-type="float">
            <text:p>0</text:p>
          </table:table-cell>
          <table:table-cell table:formula="of:=([.I3] -[.T3])/([.S3]-[.T3])" office:value-type="float" office:value="0.0249192428028143" calcext:value-type="float">
            <text:p>0.0249192428</text:p>
          </table:table-cell>
          <table:table-cell table:style-name="ce4" table:formula="of:=([.J3] -[.T3])/([.S3]-[.T3])" office:value-type="float" office:value="0.390495167061984" calcext:value-type="float">
            <text:p>0.3904951671</text:p>
          </table:table-cell>
          <table:table-cell table:formula="of:=([.K3] -[.T3])/([.S3]-[.T3]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Mean Absolute Error</text:p>
          </table:table-cell>
          <table:table-cell table:style-name="Default" office:value-type="float" office:value="6.78134820678" calcext:value-type="float">
            <text:p>6.7813482068</text:p>
          </table:table-cell>
          <table:table-cell table:style-name="Default" office:value-type="float" office:value="182.222586601" calcext:value-type="float">
            <text:p>182.222586601</text:p>
          </table:table-cell>
          <table:table-cell table:style-name="Default" office:value-type="float" office:value="8.72686666667" calcext:value-type="float">
            <text:p>8.7268666667</text:p>
          </table:table-cell>
          <table:table-cell table:style-name="Default" office:value-type="float" office:value="171.507062152" calcext:value-type="float">
            <text:p>171.507062152</text:p>
          </table:table-cell>
          <table:table-cell table:style-name="Default" office:value-type="float" office:value="9.4656" calcext:value-type="float">
            <text:p>9.4656</text:p>
          </table:table-cell>
          <table:table-cell table:style-name="Default" office:value-type="float" office:value="136967.710392" calcext:value-type="float">
            <text:p>136967.710392</text:p>
          </table:table-cell>
          <table:table-cell table:style-name="Default" office:value-type="float" office:value="157872.073447" calcext:value-type="float">
            <text:p>157872.073447</text:p>
          </table:table-cell>
          <table:table-cell table:style-name="Default" office:value-type="float" office:value="241738.451111" calcext:value-type="float">
            <text:p>241738.451111</text:p>
          </table:table-cell>
          <table:table-cell table:style-name="Default" office:value-type="float" office:value="210883.059709" calcext:value-type="float">
            <text:p>210883.059709</text:p>
          </table:table-cell>
          <table:table-cell table:style-name="Default" office:value-type="float" office:value="155531.426111" calcext:value-type="float">
            <text:p>155531.426111</text:p>
          </table:table-cell>
          <table:table-cell table:formula="of:=MAX([.B4:.F4])" office:value-type="float" office:value="182.222586601" calcext:value-type="float">
            <text:p>182.222586601</text:p>
          </table:table-cell>
          <table:table-cell table:formula="of:=MIN([.B4:.F4])" office:value-type="float" office:value="6.78134820678" calcext:value-type="float">
            <text:p>6.7813482068</text:p>
          </table:table-cell>
          <table:table-cell table:formula="of:=([.B4] -[.M4])/([.L4]-[.M4])" office:value-type="float" office:value="0" calcext:value-type="float">
            <text:p>0</text:p>
          </table:table-cell>
          <table:table-cell table:style-name="ce4" table:formula="of:=([.C4] -[.M4])/([.L4]-[.M4])" office:value-type="float" office:value="1" calcext:value-type="float">
            <text:p>1</text:p>
          </table:table-cell>
          <table:table-cell table:formula="of:=([.D4] -[.M4])/([.L4]-[.M4])" office:value-type="float" office:value="0.0110892882294776" calcext:value-type="float">
            <text:p>0.0110892882</text:p>
          </table:table-cell>
          <table:table-cell table:style-name="ce4" table:formula="of:=([.E4] -[.M4])/([.L4]-[.M4])" office:value-type="float" office:value="0.938922430398479" calcext:value-type="float">
            <text:p>0.9389224304</text:p>
          </table:table-cell>
          <table:table-cell table:formula="of:=([.F4] -[.M4])/([.L4]-[.M4])" office:value-type="float" office:value="0.0153000048209215" calcext:value-type="float">
            <text:p>0.0153000048</text:p>
          </table:table-cell>
          <table:table-cell table:formula="of:=MAX([.G4:.K4])" office:value-type="float" office:value="241738.451111" calcext:value-type="float">
            <text:p>241738.451111</text:p>
          </table:table-cell>
          <table:table-cell table:formula="of:=MIN([.G4:.K4])" office:value-type="float" office:value="136967.710392" calcext:value-type="float">
            <text:p>136967.710392</text:p>
          </table:table-cell>
          <table:table-cell table:formula="of:=([.G4] -[.T4])/([.S4]-[.T4])" office:value-type="float" office:value="0" calcext:value-type="float">
            <text:p>0</text:p>
          </table:table-cell>
          <table:table-cell table:style-name="ce4" table:formula="of:=([.H4] -[.T4])/([.S4]-[.T4])" office:value-type="float" office:value="0.199524818776136" calcext:value-type="float">
            <text:p>0.1995248188</text:p>
          </table:table-cell>
          <table:table-cell table:formula="of:=([.I4] -a12t4)/([.S4]-[.T4])" office:value-type="string" office:string-value="" calcext:value-type="error">
            <text:p>#NAME?</text:p>
          </table:table-cell>
          <table:table-cell table:style-name="ce4" table:formula="of:=([.J4] -[.T4])/([.S4]-[.T4])" office:value-type="float" office:value="0.705496103298958" calcext:value-type="float">
            <text:p>0.7054961033</text:p>
          </table:table-cell>
          <table:table-cell table:formula="of:=([.K4] -[.T4])/([.S4]-[.T4])" office:value-type="float" office:value="0.177184160306633" calcext:value-type="float">
            <text:p>0.1771841603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Median Absolute Error</text:p>
          </table:table-cell>
          <table:table-cell table:style-name="Default" office:value-type="float" office:value="5.0361354567" calcext:value-type="float">
            <text:p>5.0361354567</text:p>
          </table:table-cell>
          <table:table-cell table:style-name="Default" office:value-type="float" office:value="137.824234311" calcext:value-type="float">
            <text:p>137.82423431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42.880123084" calcext:value-type="float">
            <text:p>142.88012308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8155.5786096" calcext:value-type="float">
            <text:p>98155.5786096</text:p>
          </table:table-cell>
          <table:table-cell table:style-name="Default" office:value-type="float" office:value="111805.80335" calcext:value-type="float">
            <text:p>111805.80335</text:p>
          </table:table-cell>
          <table:table-cell table:style-name="Default" office:value-type="float" office:value="150742.5" calcext:value-type="float">
            <text:p>150742.5</text:p>
          </table:table-cell>
          <table:table-cell table:style-name="Default" office:value-type="float" office:value="123313.103121" calcext:value-type="float">
            <text:p>123313.103121</text:p>
          </table:table-cell>
          <table:table-cell table:style-name="Default" office:value-type="float" office:value="102500" calcext:value-type="float">
            <text:p>102500</text:p>
          </table:table-cell>
          <table:table-cell table:formula="of:=MAX([.B5:.F5])" office:value-type="float" office:value="142.880123084" calcext:value-type="float">
            <text:p>142.880123084</text:p>
          </table:table-cell>
          <table:table-cell table:formula="of:=MIN([.B5:.F5])" office:value-type="float" office:value="5.0361354567" calcext:value-type="float">
            <text:p>5.0361354567</text:p>
          </table:table-cell>
          <table:table-cell table:formula="of:=([.B5] -[.M5])/([.L5]-[.M5])" office:value-type="float" office:value="0" calcext:value-type="float">
            <text:p>0</text:p>
          </table:table-cell>
          <table:table-cell table:style-name="ce4" table:formula="of:=([.C5] -[.M5])/([.L5]-[.M5])" office:value-type="float" office:value="0.963321659072502" calcext:value-type="float">
            <text:p>0.9633216591</text:p>
          </table:table-cell>
          <table:table-cell table:formula="of:=([.D5] -[.M5])/([.L5]-[.M5])" office:value-type="float" office:value="0.0142470090796405" calcext:value-type="float">
            <text:p>0.0142470091</text:p>
          </table:table-cell>
          <table:table-cell table:style-name="ce4" table:formula="of:=([.E5] -[.M5])/([.L5]-[.M5])" office:value-type="float" office:value="1" calcext:value-type="float">
            <text:p>1</text:p>
          </table:table-cell>
          <table:table-cell table:formula="of:=([.F5] -[.M5])/([.L5]-[.M5])" office:value-type="float" office:value="0.00699243078998903" calcext:value-type="float">
            <text:p>0.0069924308</text:p>
          </table:table-cell>
          <table:table-cell table:formula="of:=MAX([.G5:.K5])" office:value-type="float" office:value="150742.5" calcext:value-type="float">
            <text:p>150742.5</text:p>
          </table:table-cell>
          <table:table-cell table:formula="of:=MIN([.G5:.K5])" office:value-type="float" office:value="98155.5786096" calcext:value-type="float">
            <text:p>98155.5786096</text:p>
          </table:table-cell>
          <table:table-cell table:formula="of:=([.G5] -[.T5])/([.S5]-[.T5])" office:value-type="float" office:value="0" calcext:value-type="float">
            <text:p>0</text:p>
          </table:table-cell>
          <table:table-cell table:style-name="ce4" table:formula="of:=([.H5] -[.T5])/([.S5]-[.T5])" office:value-type="float" office:value="0.259574517379751" calcext:value-type="float">
            <text:p>0.2595745174</text:p>
          </table:table-cell>
          <table:table-cell table:formula="of:=([.I5] -[.T5])/([.S5]-[.T5])" office:value-type="float" office:value="1" calcext:value-type="float">
            <text:p>1</text:p>
          </table:table-cell>
          <table:table-cell table:style-name="ce4" table:formula="of:=([.J5] -[.T5])/([.S5]-[.T5])" office:value-type="float" office:value="0.478398884099586" calcext:value-type="float">
            <text:p>0.4783988841</text:p>
          </table:table-cell>
          <table:table-cell table:formula="of:=([.K5] -[.T5])/([.S5]-[.T5])" office:value-type="float" office:value="0.0826141039546213" calcext:value-type="float">
            <text:p>0.082614104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Median Overestimate</text:p>
          </table:table-cell>
          <table:table-cell table:style-name="Default" office:value-type="float" office:value="4.98877760569" calcext:value-type="float">
            <text:p>4.9887776057</text:p>
          </table:table-cell>
          <table:table-cell table:style-name="Default" office:value-type="float" office:value="143.307165431" calcext:value-type="float">
            <text:p>143.30716543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59.956366287" calcext:value-type="float">
            <text:p>159.95636628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8389.6045261" calcext:value-type="float">
            <text:p>98389.6045261</text:p>
          </table:table-cell>
          <table:table-cell table:style-name="Default" office:value-type="float" office:value="117854.817387" calcext:value-type="float">
            <text:p>117854.817387</text:p>
          </table:table-cell>
          <table:table-cell table:style-name="Default" office:value-type="float" office:value="200000" calcext:value-type="float">
            <text:p>200000</text:p>
          </table:table-cell>
          <table:table-cell table:style-name="Default" office:value-type="float" office:value="142935.411803" calcext:value-type="float">
            <text:p>142935.411803</text:p>
          </table:table-cell>
          <table:table-cell table:style-name="Default" office:value-type="float" office:value="101450" calcext:value-type="float">
            <text:p>101450</text:p>
          </table:table-cell>
          <table:table-cell table:formula="of:=MAX([.B6:.F6])" office:value-type="float" office:value="159.956366287" calcext:value-type="float">
            <text:p>159.956366287</text:p>
          </table:table-cell>
          <table:table-cell table:formula="of:=MIN([.B6:.F6])" office:value-type="float" office:value="4.98877760569" calcext:value-type="float">
            <text:p>4.9887776057</text:p>
          </table:table-cell>
          <table:table-cell table:formula="of:=([.B6] -[.M6])/([.L6]-[.M6])" office:value-type="float" office:value="0" calcext:value-type="float">
            <text:p>0</text:p>
          </table:table-cell>
          <table:table-cell table:style-name="ce4" table:formula="of:=([.C6] -[.M6])/([.L6]-[.M6])" office:value-type="float" office:value="0.892563335354988" calcext:value-type="float">
            <text:p>0.8925633354</text:p>
          </table:table-cell>
          <table:table-cell table:formula="of:=([.D6] -[.M6])/([.L6]-[.M6])" office:value-type="float" office:value="0.00652537993857266" calcext:value-type="float">
            <text:p>0.0065253799</text:p>
          </table:table-cell>
          <table:table-cell table:style-name="ce4" table:formula="of:=([.E6] -[.M6])/([.L6]-[.M6])" office:value-type="float" office:value="1" calcext:value-type="float">
            <text:p>1</text:p>
          </table:table-cell>
          <table:table-cell table:formula="of:=([.F6] -[.M6])/([.L6]-[.M6])" office:value-type="float" office:value="0.00652537993857266" calcext:value-type="float">
            <text:p>0.0065253799</text:p>
          </table:table-cell>
          <table:table-cell table:formula="of:=MAX([.G6:.K6])" office:value-type="float" office:value="200000" calcext:value-type="float">
            <text:p>200000</text:p>
          </table:table-cell>
          <table:table-cell table:formula="of:=MIN([.G6:.K6])" office:value-type="float" office:value="98389.6045261" calcext:value-type="float">
            <text:p>98389.6045261</text:p>
          </table:table-cell>
          <table:table-cell table:formula="of:=([.G6] -[.T6])/([.S6]-[.T6])" office:value-type="float" office:value="0" calcext:value-type="float">
            <text:p>0</text:p>
          </table:table-cell>
          <table:table-cell table:style-name="ce4" table:formula="of:=([.H6] -[.T6])/([.S6]-[.T6])" office:value-type="float" office:value="0.191567140056058" calcext:value-type="float">
            <text:p>0.1915671401</text:p>
          </table:table-cell>
          <table:table-cell table:formula="of:=([.I6] -[.T6])/([.S6]-[.T6])" office:value-type="float" office:value="1" calcext:value-type="float">
            <text:p>1</text:p>
          </table:table-cell>
          <table:table-cell table:style-name="ce4" table:formula="of:=([.J6] -[.T6])/([.S6]-[.T6])" office:value-type="float" office:value="0.438398129139672" calcext:value-type="float">
            <text:p>0.4383981291</text:p>
          </table:table-cell>
          <table:table-cell table:formula="of:=([.K6] -[.T6])/([.S6]-[.T6])" office:value-type="float" office:value="0.0301189209984534" calcext:value-type="float">
            <text:p>0.030118921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Median Underestimate</text:p>
          </table:table-cell>
          <table:table-cell table:style-name="Default" office:value-type="float" office:value="-5.16379235186" calcext:value-type="float">
            <text:p>-5.1637923519</text:p>
          </table:table-cell>
          <table:table-cell table:style-name="Default" office:value-type="float" office:value="-132.076305549" calcext:value-type="float">
            <text:p>-132.076305549</text:p>
          </table:table-cell>
          <table:table-cell table:style-name="Default" office:value-type="float" office:value="-6" calcext:value-type="float">
            <text:p>-6</text:p>
          </table:table-cell>
          <table:table-cell table:style-name="Default" office:value-type="float" office:value="-43.4552185243" calcext:value-type="float">
            <text:p>-43.4552185243</text:p>
          </table:table-cell>
          <table:table-cell table:style-name="Default" office:value-type="float" office:value="-6" calcext:value-type="float">
            <text:p>-6</text:p>
          </table:table-cell>
          <table:table-cell table:style-name="Default" office:value-type="float" office:value="-97889.2147106" calcext:value-type="float">
            <text:p>-97889.2147106</text:p>
          </table:table-cell>
          <table:table-cell table:style-name="Default" office:value-type="float" office:value="-108884.570728" calcext:value-type="float">
            <text:p>-108884.570728</text:p>
          </table:table-cell>
          <table:table-cell table:style-name="Default" office:value-type="float" office:value="-54200" calcext:value-type="float">
            <text:p>-54200</text:p>
          </table:table-cell>
          <table:table-cell table:style-name="Default" office:value-type="float" office:value="-100189.97822" calcext:value-type="float">
            <text:p>-100189.97822</text:p>
          </table:table-cell>
          <table:table-cell table:style-name="Default" office:value-type="float" office:value="-102040" calcext:value-type="float">
            <text:p>-102040</text:p>
          </table:table-cell>
          <table:table-cell table:formula="of:=MAX([.B7:.F7])" office:value-type="float" office:value="-5.16379235186" calcext:value-type="float">
            <text:p>-5.1637923519</text:p>
          </table:table-cell>
          <table:table-cell table:formula="of:=MIN([.B7:.F7])" office:value-type="float" office:value="-132.076305549" calcext:value-type="float">
            <text:p>-132.076305549</text:p>
          </table:table-cell>
          <table:table-cell table:formula="of:=([.B7] -[.M7])/([.L7]-[.M7])" office:value-type="float" office:value="1" calcext:value-type="float">
            <text:p>1</text:p>
          </table:table-cell>
          <table:table-cell table:style-name="ce4" table:formula="of:=([.C7] -[.M7])/([.L7]-[.M7])" office:value-type="float" office:value="0" calcext:value-type="float">
            <text:p>0</text:p>
          </table:table-cell>
          <table:table-cell table:formula="of:=([.D7] -[.M7])/([.L7]-[.M7])" office:value-type="float" office:value="0.993411148931854" calcext:value-type="float">
            <text:p>0.9934111489</text:p>
          </table:table-cell>
          <table:table-cell table:style-name="ce4" table:formula="of:=([.E7] -[.M7])/([.L7]-[.M7])" office:value-type="float" office:value="0.698284864054659" calcext:value-type="float">
            <text:p>0.6982848641</text:p>
          </table:table-cell>
          <table:table-cell table:formula="of:=([.F7] -[.M7])/([.L7]-[.M7])" office:value-type="float" office:value="0.993411148931854" calcext:value-type="float">
            <text:p>0.9934111489</text:p>
          </table:table-cell>
          <table:table-cell table:formula="of:=MAX([.G7:.K7])" office:value-type="float" office:value="-54200" calcext:value-type="float">
            <text:p>-54200</text:p>
          </table:table-cell>
          <table:table-cell table:formula="of:=MIN([.G7:.K7])" office:value-type="float" office:value="-108884.570728" calcext:value-type="float">
            <text:p>-108884.570728</text:p>
          </table:table-cell>
          <table:table-cell table:formula="of:=([.G7] -[.T7])/([.S7]-[.T7])" office:value-type="float" office:value="0.201068708614185" calcext:value-type="float">
            <text:p>0.2010687086</text:p>
          </table:table-cell>
          <table:table-cell table:style-name="ce4" table:formula="of:=([.H7] -[.T7])/([.S7]-[.T7])" office:value-type="float" office:value="0" calcext:value-type="float">
            <text:p>0</text:p>
          </table:table-cell>
          <table:table-cell table:formula="of:=([.I7] -[.T7])/([.S7]-[.T7])" office:value-type="float" office:value="1" calcext:value-type="float">
            <text:p>1</text:p>
          </table:table-cell>
          <table:table-cell table:style-name="ce4" table:formula="of:=([.J7] -[.T7])/([.S7]-[.T7])" office:value-type="float" office:value="0.158995350832079" calcext:value-type="float">
            <text:p>0.1589953508</text:p>
          </table:table-cell>
          <table:table-cell table:formula="of:=([.K7] -[.T7])/([.S7]-[.T7])" office:value-type="float" office:value="0.125164569034377" calcext:value-type="float">
            <text:p>0.125164569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Min Underestimate</text:p>
          </table:table-cell>
          <table:table-cell table:style-name="Default" office:value-type="float" office:value="-51.4757747258" calcext:value-type="float">
            <text:p>-51.4757747258</text:p>
          </table:table-cell>
          <table:table-cell table:style-name="Default" office:value-type="float" office:value="-1809.30693357" calcext:value-type="float">
            <text:p>-1809.30693357</text:p>
          </table:table-cell>
          <table:table-cell table:style-name="Default" office:value-type="float" office:value="-82" calcext:value-type="float">
            <text:p>-82</text:p>
          </table:table-cell>
          <table:table-cell table:style-name="Default" office:value-type="float" office:value="-2771.2454897" calcext:value-type="float">
            <text:p>-2771.2454897</text:p>
          </table:table-cell>
          <table:table-cell table:style-name="Default" office:value-type="float" office:value="-81" calcext:value-type="float">
            <text:p>-81</text:p>
          </table:table-cell>
          <table:table-cell table:style-name="Default" office:value-type="float" office:value="-2168368.71503" calcext:value-type="float">
            <text:p>-2168368.71503</text:p>
          </table:table-cell>
          <table:table-cell table:style-name="Default" office:value-type="float" office:value="-2590683.98471" calcext:value-type="float">
            <text:p>-2590683.98471</text:p>
          </table:table-cell>
          <table:table-cell table:style-name="Default" office:value-type="float" office:value="-3678100" calcext:value-type="float">
            <text:p>-3678100</text:p>
          </table:table-cell>
          <table:table-cell table:style-name="Default" office:value-type="float" office:value="-6959015.93173" calcext:value-type="float">
            <text:p>-6959015.93173</text:p>
          </table:table-cell>
          <table:table-cell table:style-name="Default" office:value-type="float" office:value="-1700000" calcext:value-type="float">
            <text:p>-1700000</text:p>
          </table:table-cell>
          <table:table-cell table:formula="of:=MAX([.B8:.F8])" office:value-type="float" office:value="-51.4757747258" calcext:value-type="float">
            <text:p>-51.4757747258</text:p>
          </table:table-cell>
          <table:table-cell table:formula="of:=MIN([.B8:.F8])" office:value-type="float" office:value="-2771.2454897" calcext:value-type="float">
            <text:p>-2771.2454897</text:p>
          </table:table-cell>
          <table:table-cell table:formula="of:=([.B8] -[.M8])/([.L8]-[.M8])" office:value-type="float" office:value="1" calcext:value-type="float">
            <text:p>1</text:p>
          </table:table-cell>
          <table:table-cell table:style-name="ce4" table:formula="of:=([.C8] -[.M8])/([.L8]-[.M8])" office:value-type="float" office:value="0.353683825080435" calcext:value-type="float">
            <text:p>0.3536838251</text:p>
          </table:table-cell>
          <table:table-cell table:formula="of:=([.D8] -[.M8])/([.L8]-[.M8])" office:value-type="float" office:value="0.988776908167576" calcext:value-type="float">
            <text:p>0.9887769082</text:p>
          </table:table-cell>
          <table:table-cell table:style-name="ce4" table:formula="of:=([.E8] -[.M8])/([.L8]-[.M8])" office:value-type="float" office:value="0" calcext:value-type="float">
            <text:p>0</text:p>
          </table:table-cell>
          <table:table-cell table:formula="of:=([.F8] -[.M8])/([.L8]-[.M8])" office:value-type="float" office:value="0.989144586355364" calcext:value-type="float">
            <text:p>0.9891445864</text:p>
          </table:table-cell>
          <table:table-cell table:formula="of:=MAX([.G8:.K8])" office:value-type="float" office:value="-1700000" calcext:value-type="float">
            <text:p>-1700000</text:p>
          </table:table-cell>
          <table:table-cell table:formula="of:=MIN([.G8:.K8])" office:value-type="float" office:value="-6959015.93173" calcext:value-type="float">
            <text:p>-6959015.93173</text:p>
          </table:table-cell>
          <table:table-cell table:formula="of:=([.G8] -[.T8])/([.S8]-[.T8])" office:value-type="float" office:value="0.910939856218324" calcext:value-type="float">
            <text:p>0.9109398562</text:p>
          </table:table-cell>
          <table:table-cell table:style-name="ce4" table:formula="of:=([.H8] -[.T8])/([.S8]-[.T8])" office:value-type="float" office:value="0.830636758611796" calcext:value-type="float">
            <text:p>0.8306367586</text:p>
          </table:table-cell>
          <table:table-cell table:formula="of:=([.I8] -[.T8])/([.S8]-[.T8])" office:value-type="float" office:value="0.623864991915078" calcext:value-type="float">
            <text:p>0.6238649919</text:p>
          </table:table-cell>
          <table:table-cell table:style-name="ce4" table:formula="of:=([.J8] -[.T8])/([.S8]-[.T8])" office:value-type="float" office:value="0" calcext:value-type="float">
            <text:p>0</text:p>
          </table:table-cell>
          <table:table-cell table:formula="of:=([.K8] -[.T8])/([.S8]-[.T8]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R^2</text:p>
          </table:table-cell>
          <table:table-cell table:style-name="Default" office:value-type="float" office:value="0.246290542534" calcext:value-type="float">
            <text:p>0.2462905425</text:p>
          </table:table-cell>
          <table:table-cell table:style-name="Default" office:value-type="float" office:value="-544.377902455" calcext:value-type="float">
            <text:p>-544.377902455</text:p>
          </table:table-cell>
          <table:table-cell table:style-name="Default" office:value-type="float" office:value="-0.106060383892" calcext:value-type="float">
            <text:p>-0.1060603839</text:p>
          </table:table-cell>
          <table:table-cell table:style-name="Default" office:value-type="float" office:value="-417.108479682" calcext:value-type="float">
            <text:p>-417.108479682</text:p>
          </table:table-cell>
          <table:table-cell table:style-name="Default" office:value-type="float" office:value="-0.590732216348" calcext:value-type="float">
            <text:p>-0.5907322163</text:p>
          </table:table-cell>
          <table:table-cell table:style-name="Default" office:value-type="float" office:value="0.6590439356" calcext:value-type="float">
            <text:p>0.6590439356</text:p>
          </table:table-cell>
          <table:table-cell table:style-name="Default" office:value-type="float" office:value="0.4893486099" calcext:value-type="float">
            <text:p>0.4893486099</text:p>
          </table:table-cell>
          <table:table-cell table:style-name="Default" office:value-type="float" office:value="-0.2807969499" calcext:value-type="float">
            <text:p>-0.2807969499</text:p>
          </table:table-cell>
          <table:table-cell table:style-name="Default" office:value-type="float" office:value="-0.4887913054" calcext:value-type="float">
            <text:p>-0.4887913054</text:p>
          </table:table-cell>
          <table:table-cell table:style-name="Default" office:value-type="float" office:value="0.4588934371" calcext:value-type="float">
            <text:p>0.4588934371</text:p>
          </table:table-cell>
          <table:table-cell table:formula="of:=MAX([.B9:.F9])" office:value-type="float" office:value="0.246290542534" calcext:value-type="float">
            <text:p>0.2462905425</text:p>
          </table:table-cell>
          <table:table-cell table:formula="of:=MIN([.B9:.F9])" office:value-type="float" office:value="-544.377902455" calcext:value-type="float">
            <text:p>-544.377902455</text:p>
          </table:table-cell>
          <table:table-cell table:formula="of:=([.B9] -[.M9])/([.L9]-[.M9])" office:value-type="float" office:value="1" calcext:value-type="float">
            <text:p>1</text:p>
          </table:table-cell>
          <table:table-cell table:style-name="ce4" table:formula="of:=([.C9] -[.M9])/([.L9]-[.M9])" office:value-type="float" office:value="0" calcext:value-type="float">
            <text:p>0</text:p>
          </table:table-cell>
          <table:table-cell table:formula="of:=([.D9] -[.M9])/([.L9]-[.M9])" office:value-type="float" office:value="0.999353038423639" calcext:value-type="float">
            <text:p>0.9993530384</text:p>
          </table:table-cell>
          <table:table-cell table:style-name="ce4" table:formula="of:=([.E9] -[.M9])/([.L9]-[.M9])" office:value-type="float" office:value="0.233683013735632" calcext:value-type="float">
            <text:p>0.2336830137</text:p>
          </table:table-cell>
          <table:table-cell table:formula="of:=([.F9] -[.M9])/([.L9]-[.M9])" office:value-type="float" office:value="0.998463118661191" calcext:value-type="float">
            <text:p>0.9984631187</text:p>
          </table:table-cell>
          <table:table-cell table:formula="of:=MAX([.G9:.K9])" office:value-type="float" office:value="0.6590439356" calcext:value-type="float">
            <text:p>0.6590439356</text:p>
          </table:table-cell>
          <table:table-cell table:formula="of:=MIN([.G9:.K9])" office:value-type="float" office:value="-0.4887913054" calcext:value-type="float">
            <text:p>-0.4887913054</text:p>
          </table:table-cell>
          <table:table-cell table:formula="of:=([.G9] -[.T9])/([.S9]-[.T9])" office:value-type="float" office:value="1" calcext:value-type="float">
            <text:p>1</text:p>
          </table:table-cell>
          <table:table-cell table:style-name="ce4" table:formula="of:=([.H9] -[.T9])/([.S9]-[.T9])" office:value-type="float" office:value="0.8521605543735" calcext:value-type="float">
            <text:p>0.8521605544</text:p>
          </table:table-cell>
          <table:table-cell table:formula="of:=([.I9] -[.T9])/([.S9]-[.T9])" office:value-type="float" office:value="0.181205758518787" calcext:value-type="float">
            <text:p>0.1812057585</text:p>
          </table:table-cell>
          <table:table-cell table:style-name="ce4" table:formula="of:=([.J9] -[.T9])/([.S9]-[.T9])" office:value-type="float" office:value="0" calcext:value-type="float">
            <text:p>0</text:p>
          </table:table-cell>
          <table:table-cell table:formula="of:=([.K9] -[.T9])/([.S9]-[.T9])" office:value-type="float" office:value="0.82562785027786" calcext:value-type="float">
            <text:p>0.8256278503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RMSE</text:p>
          </table:table-cell>
          <table:table-cell table:style-name="Default" office:value-type="float" office:value="9.38537156881388" calcext:value-type="float">
            <text:p>9.3853715688</text:p>
          </table:table-cell>
          <table:table-cell table:style-name="Default" office:value-type="float" office:value="252.46330156025" calcext:value-type="float">
            <text:p>252.4633015603</text:p>
          </table:table-cell>
          <table:table-cell table:style-name="Default" office:value-type="float" office:value="11.3694356353632" calcext:value-type="float">
            <text:p>11.3694356354</text:p>
          </table:table-cell>
          <table:table-cell table:style-name="Default" office:value-type="float" office:value="221.051759708943" calcext:value-type="float">
            <text:p>221.0517597089</text:p>
          </table:table-cell>
          <table:table-cell table:style-name="Default" office:value-type="float" office:value="13.6347766147207" calcext:value-type="float">
            <text:p>13.6347766147</text:p>
          </table:table-cell>
          <table:table-cell table:style-name="Default" office:value-type="float" office:value="201659.266713525" calcext:value-type="float">
            <text:p>201659.266713525</text:p>
          </table:table-cell>
          <table:table-cell table:style-name="Default" office:value-type="float" office:value="246792.088436419" calcext:value-type="float">
            <text:p>246792.088436419</text:p>
          </table:table-cell>
          <table:table-cell table:style-name="Default" office:value-type="float" office:value="390849.099999104" calcext:value-type="float">
            <text:p>390849.099999104</text:p>
          </table:table-cell>
          <table:table-cell table:style-name="Default" office:value-type="float" office:value="421391.611326755" calcext:value-type="float">
            <text:p>421391.611326755</text:p>
          </table:table-cell>
          <table:table-cell table:style-name="Default" office:value-type="float" office:value="254044.837895396" calcext:value-type="float">
            <text:p>254044.837895396</text:p>
          </table:table-cell>
          <table:table-cell table:formula="of:=MAX([.B10:.F10])" office:value-type="float" office:value="252.46330156025" calcext:value-type="float">
            <text:p>252.4633015603</text:p>
          </table:table-cell>
          <table:table-cell table:formula="of:=MIN([.B10:.F10])" office:value-type="float" office:value="9.38537156881388" calcext:value-type="float">
            <text:p>9.3853715688</text:p>
          </table:table-cell>
          <table:table-cell table:formula="of:=([.B10] -[.M10])/([.L10]-[.M10])" office:value-type="float" office:value="0" calcext:value-type="float">
            <text:p>0</text:p>
          </table:table-cell>
          <table:table-cell table:style-name="ce4" table:formula="of:=([.C10] -[.M10])/([.L10]-[.M10])" office:value-type="float" office:value="1" calcext:value-type="float">
            <text:p>1</text:p>
          </table:table-cell>
          <table:table-cell table:formula="of:=([.D10] -[.M10])/([.L10]-[.M10])" office:value-type="float" office:value="0.00816225507029465" calcext:value-type="float">
            <text:p>0.0081622551</text:p>
          </table:table-cell>
          <table:table-cell table:style-name="ce4" table:formula="of:=([.E10] -[.M10])/([.L10]-[.M10])" office:value-type="float" office:value="0.870775837804718" calcext:value-type="float">
            <text:p>0.8707758378</text:p>
          </table:table-cell>
          <table:table-cell table:formula="of:=([.F10] -[.M10])/([.L10]-[.M10])" office:value-type="float" office:value="0.0174816572037473" calcext:value-type="float">
            <text:p>0.0174816572</text:p>
          </table:table-cell>
          <table:table-cell table:formula="of:=MAX([.G10:.K10])" office:value-type="float" office:value="421391.611326755" calcext:value-type="float">
            <text:p>421391.611326755</text:p>
          </table:table-cell>
          <table:table-cell table:formula="of:=MIN([.G10:.K10])" office:value-type="float" office:value="201659.266713525" calcext:value-type="float">
            <text:p>201659.266713525</text:p>
          </table:table-cell>
          <table:table-cell table:formula="of:=([.G10] -[.T10])/([.S10]-[.T10])" office:value-type="float" office:value="0" calcext:value-type="float">
            <text:p>0</text:p>
          </table:table-cell>
          <table:table-cell table:style-name="ce4" table:formula="of:=([.H10] -[.T10])/([.S10]-[.T10])" office:value-type="float" office:value="0.205399081333866" calcext:value-type="float">
            <text:p>0.2053990813</text:p>
          </table:table-cell>
          <table:table-cell table:formula="of:=([.I10] -[.T10])/([.S10]-[.T10])" office:value-type="float" office:value="0.861001295091937" calcext:value-type="float">
            <text:p>0.8610012951</text:p>
          </table:table-cell>
          <table:table-cell table:style-name="ce4" table:formula="of:=([.J10] -[.T10])/([.S10]-[.T10])" office:value-type="float" office:value="1" calcext:value-type="float">
            <text:p>1</text:p>
          </table:table-cell>
          <table:table-cell table:formula="of:=([.K10] -[.T10])/([.S10]-[.T10])" office:value-type="float" office:value="0.238406281396939" calcext:value-type="float">
            <text:p>0.2384062814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float" office:value="1.27632945599908" calcext:value-type="float">
            <text:p>1.276329456</text:p>
          </table:table-cell>
          <table:table-cell table:style-name="Default" office:value-type="float" office:value="4.51681317900147" calcext:value-type="float">
            <text:p>4.516813179</text:p>
          </table:table-cell>
          <table:table-cell table:style-name="Default" office:value-type="float" office:value="9.68163878400083" calcext:value-type="float">
            <text:p>9.681638784</text:p>
          </table:table-cell>
          <table:table-cell table:style-name="Default" office:value-type="float" office:value="48.3011631369991" calcext:value-type="float">
            <text:p>48.301163137</text:p>
          </table:table-cell>
          <table:table-cell table:style-name="Default" office:value-type="float" office:value="14.7669121030012" calcext:value-type="float">
            <text:p>14.766912103</text:p>
          </table:table-cell>
          <table:table-cell table:style-name="Default" office:value-type="float" office:value="0.023687055" calcext:value-type="float">
            <text:p>0.023687055</text:p>
          </table:table-cell>
          <table:table-cell table:style-name="Default" office:value-type="float" office:value="0.133796564" calcext:value-type="float">
            <text:p>0.133796564</text:p>
          </table:table-cell>
          <table:table-cell table:style-name="Default" office:value-type="float" office:value="5.489608968" calcext:value-type="float">
            <text:p>5.489608968</text:p>
          </table:table-cell>
          <table:table-cell table:style-name="Default" office:value-type="float" office:value="0.821734198" calcext:value-type="float">
            <text:p>0.821734198</text:p>
          </table:table-cell>
          <table:table-cell table:style-name="Default" office:value-type="float" office:value="0.125855427" calcext:value-type="float">
            <text:p>0.125855427</text:p>
          </table:table-cell>
          <table:table-cell table:formula="of:=MAX([.B11:.F11])" office:value-type="float" office:value="48.3011631369991" calcext:value-type="float">
            <text:p>48.301163137</text:p>
          </table:table-cell>
          <table:table-cell table:formula="of:=MIN([.B11:.F11])" office:value-type="float" office:value="1.27632945599908" calcext:value-type="float">
            <text:p>1.276329456</text:p>
          </table:table-cell>
          <table:table-cell table:formula="of:=([.B11] -[.M11])/([.L11]-[.M11])" office:value-type="float" office:value="0" calcext:value-type="float">
            <text:p>0</text:p>
          </table:table-cell>
          <table:table-cell table:style-name="ce4" table:formula="of:=([.C11] -[.M11])/([.L11]-[.M11])" office:value-type="float" office:value="0.0689100517608355" calcext:value-type="float">
            <text:p>0.0689100518</text:p>
          </table:table-cell>
          <table:table-cell table:formula="of:=([.D11] -[.M11])/([.L11]-[.M11])" office:value-type="float" office:value="0.178741925702926" calcext:value-type="float">
            <text:p>0.1787419257</text:p>
          </table:table-cell>
          <table:table-cell table:style-name="ce4" table:formula="of:=([.E11] -[.M11])/([.L11]-[.M11])" office:value-type="float" office:value="1" calcext:value-type="float">
            <text:p>1</text:p>
          </table:table-cell>
          <table:table-cell table:formula="of:=([.F11] -[.M11])/([.L11]-[.M11])" office:value-type="float" office:value="0.286882091673466" calcext:value-type="float">
            <text:p>0.2868820917</text:p>
          </table:table-cell>
          <table:table-cell table:formula="of:=MAX([.G11:.K11])" office:value-type="float" office:value="5.489608968" calcext:value-type="float">
            <text:p>5.489608968</text:p>
          </table:table-cell>
          <table:table-cell table:formula="of:=MIN([.G11:.K11])" office:value-type="float" office:value="0.023687055" calcext:value-type="float">
            <text:p>0.023687055</text:p>
          </table:table-cell>
          <table:table-cell table:formula="of:=([.G11] -[.T11])/([.S11]-[.T11])" office:value-type="float" office:value="0" calcext:value-type="float">
            <text:p>0</text:p>
          </table:table-cell>
          <table:table-cell table:style-name="ce4" table:formula="of:=([.H11] -[.T11])/([.S11]-[.T11])" office:value-type="float" office:value="0.0201447277792459" calcext:value-type="float">
            <text:p>0.0201447278</text:p>
          </table:table-cell>
          <table:table-cell table:formula="of:=([.I11] -[.T11])/([.S11]-[.T11])" office:value-type="float" office:value="1" calcext:value-type="float">
            <text:p>1</text:p>
          </table:table-cell>
          <table:table-cell table:style-name="ce4" table:formula="of:=([.J11] -[.T11])/([.S11]-[.T11])" office:value-type="float" office:value="0.146004124409818" calcext:value-type="float">
            <text:p>0.1460041244</text:p>
          </table:table-cell>
          <table:table-cell table:formula="of:=([.K11] -[.T11])/([.S11]-[.T11])" office:value-type="float" office:value="0.0186918828381001" calcext:value-type="float">
            <text:p>0.0186918828</text:p>
          </table:table-cell>
          <table:table-cell table:number-columns-repeated="999"/>
        </table:table-row>
        <table:table-row table:style-name="ro1">
          <table:table-cell table:style-name="Default" table:number-columns-repeated="11"/>
          <table:table-cell table:number-columns-repeated="3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1000"/>
        </table:table-row>
        <table:table-row table:style-name="ro1">
          <table:table-cell table:style-name="Default" office:value-type="string" calcext:value-type="string">
            <text:p>Normalized</text:p>
          </table:table-cell>
          <table:table-cell table:style-name="Default" table:number-columns-repeated="10"/>
          <table:table-cell table:number-columns-repeated="3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1000"/>
        </table:table-row>
        <table:table-row table:style-name="ro1">
          <table:table-cell table:style-name="Default" office:value-type="string" calcext:value-type="string">
            <text:p>Explained Varianc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99378100629055" calcext:value-type="float">
            <text:p>0.9993781006</text:p>
          </table:table-cell>
          <table:table-cell table:style-name="Default" office:value-type="float" office:value="0.60281420894898" calcext:value-type="float">
            <text:p>0.6028142089</text:p>
          </table:table-cell>
          <table:table-cell table:style-name="Default" office:value-type="float" office:value="0.998461706367316" calcext:value-type="float">
            <text:p>0.99846170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99378100629055" calcext:value-type="float">
            <text:p>0.9993781006</text:p>
          </table:table-cell>
          <table:table-cell table:style-name="Default" office:value-type="float" office:value="0.60281420894898" calcext:value-type="float">
            <text:p>0.6028142089</text:p>
          </table:table-cell>
          <table:table-cell table:style-name="Default" office:value-type="float" office:value="0.998461706367316" calcext:value-type="float">
            <text:p>0.9984617064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1000"/>
        </table:table-row>
        <table:table-row table:style-name="ro1">
          <table:table-cell table:style-name="Default" office:value-type="string" calcext:value-type="string">
            <text:p>Max Overestima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0287254874816268" calcext:value-type="float">
            <text:p>0.0002872549</text:p>
          </table:table-cell>
          <table:table-cell table:style-name="Default" office:value-type="float" office:value="0.409116742117111" calcext:value-type="float">
            <text:p>0.4091167421</text:p>
          </table:table-cell>
          <table:table-cell table:style-name="Default" office:value-type="float" office:value="0.00176319994374524" calcext:value-type="float">
            <text:p>0.00176319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0287254874816268" calcext:value-type="float">
            <text:p>0.0002872549</text:p>
          </table:table-cell>
          <table:table-cell table:style-name="Default" office:value-type="float" office:value="0.409116742117111" calcext:value-type="float">
            <text:p>0.4091167421</text:p>
          </table:table-cell>
          <table:table-cell table:style-name="Default" office:value-type="float" office:value="0.00176319994374524" calcext:value-type="float">
            <text:p>0.0017631999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1000"/>
        </table:table-row>
        <table:table-row table:style-name="ro1">
          <table:table-cell table:style-name="Default" office:value-type="string" calcext:value-type="string">
            <text:p>Mean Absolute Err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10892882294776" calcext:value-type="float">
            <text:p>0.0110892882</text:p>
          </table:table-cell>
          <table:table-cell table:style-name="Default" office:value-type="float" office:value="0.938922430398479" calcext:value-type="float">
            <text:p>0.9389224304</text:p>
          </table:table-cell>
          <table:table-cell table:style-name="Default" office:value-type="float" office:value="0.0153000048209215" calcext:value-type="float">
            <text:p>0.01530000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10892882294776" calcext:value-type="float">
            <text:p>0.0110892882</text:p>
          </table:table-cell>
          <table:table-cell table:style-name="Default" office:value-type="float" office:value="0.938922430398479" calcext:value-type="float">
            <text:p>0.9389224304</text:p>
          </table:table-cell>
          <table:table-cell table:style-name="Default" office:value-type="float" office:value="0.0153000048209215" calcext:value-type="float">
            <text:p>0.0153000048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1000"/>
        </table:table-row>
        <table:table-row table:style-name="ro1">
          <table:table-cell table:style-name="Default" office:value-type="string" calcext:value-type="string">
            <text:p>Median Absolute Err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3321659072502" calcext:value-type="float">
            <text:p>0.9633216591</text:p>
          </table:table-cell>
          <table:table-cell table:style-name="Default" office:value-type="float" office:value="0.0142470090796405" calcext:value-type="float">
            <text:p>0.014247009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699243078998903" calcext:value-type="float">
            <text:p>0.00699243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3321659072502" calcext:value-type="float">
            <text:p>0.9633216591</text:p>
          </table:table-cell>
          <table:table-cell table:style-name="Default" office:value-type="float" office:value="0.0142470090796405" calcext:value-type="float">
            <text:p>0.014247009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699243078998903" calcext:value-type="float">
            <text:p>0.0069924308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1000"/>
        </table:table-row>
        <table:table-row table:style-name="ro1">
          <table:table-cell table:style-name="Default" office:value-type="string" calcext:value-type="string">
            <text:p>Median Overestima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92563335354988" calcext:value-type="float">
            <text:p>0.8925633354</text:p>
          </table:table-cell>
          <table:table-cell table:style-name="Default" office:value-type="float" office:value="0.00652537993857266" calcext:value-type="float">
            <text:p>0.006525379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652537993857266" calcext:value-type="float">
            <text:p>0.00652537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92563335354988" calcext:value-type="float">
            <text:p>0.8925633354</text:p>
          </table:table-cell>
          <table:table-cell table:style-name="Default" office:value-type="float" office:value="0.00652537993857266" calcext:value-type="float">
            <text:p>0.006525379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652537993857266" calcext:value-type="float">
            <text:p>0.0065253799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1000"/>
        </table:table-row>
        <table:table-row table:style-name="ro1">
          <table:table-cell table:style-name="Default" office:value-type="string" calcext:value-type="string">
            <text:p>Median Underestima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93411148931854" calcext:value-type="float">
            <text:p>0.9934111489</text:p>
          </table:table-cell>
          <table:table-cell table:style-name="Default" office:value-type="float" office:value="0.698284864054659" calcext:value-type="float">
            <text:p>0.6982848641</text:p>
          </table:table-cell>
          <table:table-cell table:style-name="Default" office:value-type="float" office:value="0.993411148931854" calcext:value-type="float">
            <text:p>0.993411148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93411148931854" calcext:value-type="float">
            <text:p>0.9934111489</text:p>
          </table:table-cell>
          <table:table-cell table:style-name="Default" office:value-type="float" office:value="0.698284864054659" calcext:value-type="float">
            <text:p>0.6982848641</text:p>
          </table:table-cell>
          <table:table-cell table:style-name="Default" office:value-type="float" office:value="0.993411148931854" calcext:value-type="float">
            <text:p>0.9934111489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1000"/>
        </table:table-row>
        <table:table-row table:style-name="ro1">
          <table:table-cell table:style-name="Default" office:value-type="string" calcext:value-type="string">
            <text:p>Min Underestima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53683825080435" calcext:value-type="float">
            <text:p>0.3536838251</text:p>
          </table:table-cell>
          <table:table-cell table:style-name="Default" office:value-type="float" office:value="0.988776908167576" calcext:value-type="float">
            <text:p>0.98877690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9144586355364" calcext:value-type="float">
            <text:p>0.98914458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53683825080435" calcext:value-type="float">
            <text:p>0.3536838251</text:p>
          </table:table-cell>
          <table:table-cell table:style-name="Default" office:value-type="float" office:value="0.988776908167576" calcext:value-type="float">
            <text:p>0.98877690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9144586355364" calcext:value-type="float">
            <text:p>0.9891445864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1000"/>
        </table:table-row>
        <table:table-row table:style-name="ro1">
          <table:table-cell table:style-name="Default" office:value-type="string" calcext:value-type="string">
            <text:p>R^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99353038423639" calcext:value-type="float">
            <text:p>0.9993530384</text:p>
          </table:table-cell>
          <table:table-cell table:style-name="Default" office:value-type="float" office:value="0.233683013735632" calcext:value-type="float">
            <text:p>0.2336830137</text:p>
          </table:table-cell>
          <table:table-cell table:style-name="Default" office:value-type="float" office:value="0.998463118661191" calcext:value-type="float">
            <text:p>0.998463118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99353038423639" calcext:value-type="float">
            <text:p>0.9993530384</text:p>
          </table:table-cell>
          <table:table-cell table:style-name="Default" office:value-type="float" office:value="0.233683013735632" calcext:value-type="float">
            <text:p>0.2336830137</text:p>
          </table:table-cell>
          <table:table-cell table:style-name="Default" office:value-type="float" office:value="0.998463118661191" calcext:value-type="float">
            <text:p>0.9984631187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1000"/>
        </table:table-row>
        <table:table-row table:style-name="ro1">
          <table:table-cell table:style-name="Default" office:value-type="string" calcext:value-type="string">
            <text:p>RMS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816225507029465" calcext:value-type="float">
            <text:p>0.0081622551</text:p>
          </table:table-cell>
          <table:table-cell table:style-name="Default" office:value-type="float" office:value="0.870775837804718" calcext:value-type="float">
            <text:p>0.8707758378</text:p>
          </table:table-cell>
          <table:table-cell table:style-name="Default" office:value-type="float" office:value="0.0174816572037473" calcext:value-type="float">
            <text:p>0.01748165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816225507029465" calcext:value-type="float">
            <text:p>0.0081622551</text:p>
          </table:table-cell>
          <table:table-cell table:style-name="Default" office:value-type="float" office:value="0.870775837804718" calcext:value-type="float">
            <text:p>0.8707758378</text:p>
          </table:table-cell>
          <table:table-cell table:style-name="Default" office:value-type="float" office:value="0.0174816572037473" calcext:value-type="float">
            <text:p>0.0174816572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1000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89100517608355" calcext:value-type="float">
            <text:p>0.0689100518</text:p>
          </table:table-cell>
          <table:table-cell table:style-name="Default" office:value-type="float" office:value="0.178741925702926" calcext:value-type="float">
            <text:p>0.178741925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86882091673466" calcext:value-type="float">
            <text:p>0.28688209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89100517608355" calcext:value-type="float">
            <text:p>0.0689100518</text:p>
          </table:table-cell>
          <table:table-cell table:style-name="Default" office:value-type="float" office:value="0.178741925702926" calcext:value-type="float">
            <text:p>0.178741925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86882091673466" calcext:value-type="float">
            <text:p>0.2868820917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1000"/>
        </table:table-row>
        <table:table-row table:style-name="ro1" table:number-rows-repeated="3">
          <table:table-cell table:style-name="Default" table:number-columns-repeated="11"/>
          <table:table-cell table:number-columns-repeated="3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1000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All Metrics</text:p>
          </table:table-cell>
          <table:table-cell office:value-type="string" calcext:value-type="string">
            <text:p>Linear Regression (YearPredictionMSD)</text:p>
          </table:table-cell>
          <table:table-cell office:value-type="string" calcext:value-type="string">
            <text:p>Hubor Regressor (YearPredictionMSD)</text:p>
          </table:table-cell>
          <table:table-cell office:value-type="string" calcext:value-type="string">
            <text:p>Perceptron (YearPredictionMSD)</text:p>
          </table:table-cell>
          <table:table-cell office:value-type="string" calcext:value-type="string">
            <text:p>Linear Support Vector Machine (YearPredictionMSD)</text:p>
          </table:table-cell>
          <table:table-cell office:value-type="string" calcext:value-type="string">
            <text:p>Decision Tree (YearPredictionMSD)</text:p>
          </table:table-cell>
          <table:table-cell table:style-name="Default" office:value-type="string" calcext:value-type="string">
            <text:p>Linear Regression (Housing Prices)</text:p>
          </table:table-cell>
          <table:table-cell table:style-name="Default" office:value-type="string" calcext:value-type="string">
            <text:p>Hubor Regressor (Housing Prices)</text:p>
          </table:table-cell>
          <table:table-cell table:style-name="Default" office:value-type="string" calcext:value-type="string">
            <text:p>Perceptron (Housing Prices)</text:p>
          </table:table-cell>
          <table:table-cell table:style-name="Default" office:value-type="string" calcext:value-type="string">
            <text:p>Linear Support Vector Machine (Housing Prices)</text:p>
          </table:table-cell>
          <table:table-cell table:style-name="Default" office:value-type="string" calcext:value-type="string">
            <text:p>Decision Tree (Housing Prices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xplained Varianc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Max Overestimat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Mean Absolute Erro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Median Absolute Erro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Median Overestimat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Median Underestima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Min Underestima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R^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RMS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trics (uninverted)</text:p>
          </table:table-cell>
          <table:table-cell office:value-type="string" calcext:value-type="string">
            <text:p>Linear Regression (YearPredictionMSD)</text:p>
          </table:table-cell>
          <table:table-cell office:value-type="string" calcext:value-type="string">
            <text:p>Hubor Regressor (YearPredictionMSD)</text:p>
          </table:table-cell>
          <table:table-cell office:value-type="string" calcext:value-type="string">
            <text:p>Perceptron (YearPredictionMSD)</text:p>
          </table:table-cell>
          <table:table-cell office:value-type="string" calcext:value-type="string">
            <text:p>Linear Support Vector Machine (YearPredictionMSD)</text:p>
          </table:table-cell>
          <table:table-cell office:value-type="string" calcext:value-type="string">
            <text:p>Decision Tree (YearPredictionMSD)</text:p>
          </table:table-cell>
          <table:table-cell table:style-name="Default" office:value-type="string" calcext:value-type="string">
            <text:p>Linear Regression (Housing Prices)</text:p>
          </table:table-cell>
          <table:table-cell table:style-name="Default" office:value-type="string" calcext:value-type="string">
            <text:p>Hubor Regressor (Housing Prices)</text:p>
          </table:table-cell>
          <table:table-cell table:style-name="Default" office:value-type="string" calcext:value-type="string">
            <text:p>Perceptron (Housing Prices)</text:p>
          </table:table-cell>
          <table:table-cell table:style-name="Default" office:value-type="string" calcext:value-type="string">
            <text:p>Linear Support Vector Machine (Housing Prices)</text:p>
          </table:table-cell>
          <table:table-cell table:style-name="Default" office:value-type="string" calcext:value-type="string">
            <text:p>Decision Tree (Housing Prices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xplained Varianc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Median Underestima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Min Underestima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R^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Metrics (To Invert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x Overestimat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Mean Absolute Erro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Median Absolute Erro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RMS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Median Overestimat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nks from smalls inverte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x Overestimate</text:p>
          </table:table-cell>
          <table:table-cell table:formula="of:= 6 - [.B56]" office:value-type="float" office:value="1" calcext:value-type="float">
            <text:p>1</text:p>
          </table:table-cell>
          <table:table-cell table:formula="of:= 6 - [.C56]" office:value-type="float" office:value="5" calcext:value-type="float">
            <text:p>5</text:p>
          </table:table-cell>
          <table:table-cell table:formula="of:= 6 - [.D56]" office:value-type="float" office:value="2" calcext:value-type="float">
            <text:p>2</text:p>
          </table:table-cell>
          <table:table-cell table:formula="of:= 6 - [.E56]" office:value-type="float" office:value="4" calcext:value-type="float">
            <text:p>4</text:p>
          </table:table-cell>
          <table:table-cell table:formula="of:= 6 - [.F56]" office:value-type="float" office:value="3" calcext:value-type="float">
            <text:p>3</text:p>
          </table:table-cell>
          <table:table-cell table:formula="of:= 6 - [.G56]" office:value-type="float" office:value="3" calcext:value-type="float">
            <text:p>3</text:p>
          </table:table-cell>
          <table:table-cell table:formula="of:= 6 - [.H56]" office:value-type="float" office:value="1" calcext:value-type="float">
            <text:p>1</text:p>
          </table:table-cell>
          <table:table-cell table:formula="of:= 6 - [.I56]" office:value-type="float" office:value="2" calcext:value-type="float">
            <text:p>2</text:p>
          </table:table-cell>
          <table:table-cell table:formula="of:= 6 - [.J56]" office:value-type="float" office:value="4" calcext:value-type="float">
            <text:p>4</text:p>
          </table:table-cell>
          <table:table-cell table:formula="of:= 6 - [.K56]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Mean Absolute Error</text:p>
          </table:table-cell>
          <table:table-cell table:formula="of:= 6 - [.B57]" office:value-type="float" office:value="1" calcext:value-type="float">
            <text:p>1</text:p>
          </table:table-cell>
          <table:table-cell table:formula="of:= 6 - [.C57]" office:value-type="float" office:value="5" calcext:value-type="float">
            <text:p>5</text:p>
          </table:table-cell>
          <table:table-cell table:formula="of:= 6 - [.D57]" office:value-type="float" office:value="2" calcext:value-type="float">
            <text:p>2</text:p>
          </table:table-cell>
          <table:table-cell table:formula="of:= 6 - [.E57]" office:value-type="float" office:value="4" calcext:value-type="float">
            <text:p>4</text:p>
          </table:table-cell>
          <table:table-cell table:formula="of:= 6 - [.F57]" office:value-type="float" office:value="3" calcext:value-type="float">
            <text:p>3</text:p>
          </table:table-cell>
          <table:table-cell table:formula="of:= 6 - [.G57]" office:value-type="float" office:value="1" calcext:value-type="float">
            <text:p>1</text:p>
          </table:table-cell>
          <table:table-cell table:formula="of:= 6 - [.H57]" office:value-type="float" office:value="3" calcext:value-type="float">
            <text:p>3</text:p>
          </table:table-cell>
          <table:table-cell table:formula="of:= 6 - [.I57]" office:value-type="float" office:value="5" calcext:value-type="float">
            <text:p>5</text:p>
          </table:table-cell>
          <table:table-cell table:formula="of:= 6 - [.J57]" office:value-type="float" office:value="4" calcext:value-type="float">
            <text:p>4</text:p>
          </table:table-cell>
          <table:table-cell table:formula="of:= 6 - [.K57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Median Absolute Error</text:p>
          </table:table-cell>
          <table:table-cell table:formula="of:= 6 - [.B58]" office:value-type="float" office:value="1" calcext:value-type="float">
            <text:p>1</text:p>
          </table:table-cell>
          <table:table-cell table:formula="of:= 6 - [.C58]" office:value-type="float" office:value="4" calcext:value-type="float">
            <text:p>4</text:p>
          </table:table-cell>
          <table:table-cell table:formula="of:= 6 - [.D58]" office:value-type="float" office:value="3" calcext:value-type="float">
            <text:p>3</text:p>
          </table:table-cell>
          <table:table-cell table:formula="of:= 6 - [.E58]" office:value-type="float" office:value="5" calcext:value-type="float">
            <text:p>5</text:p>
          </table:table-cell>
          <table:table-cell table:formula="of:= 6 - [.F58]" office:value-type="float" office:value="2" calcext:value-type="float">
            <text:p>2</text:p>
          </table:table-cell>
          <table:table-cell table:formula="of:= 6 - [.G58]" office:value-type="float" office:value="1" calcext:value-type="float">
            <text:p>1</text:p>
          </table:table-cell>
          <table:table-cell table:formula="of:= 6 - [.H58]" office:value-type="float" office:value="3" calcext:value-type="float">
            <text:p>3</text:p>
          </table:table-cell>
          <table:table-cell table:formula="of:= 6 - [.I58]" office:value-type="float" office:value="5" calcext:value-type="float">
            <text:p>5</text:p>
          </table:table-cell>
          <table:table-cell table:formula="of:= 6 - [.J58]" office:value-type="float" office:value="4" calcext:value-type="float">
            <text:p>4</text:p>
          </table:table-cell>
          <table:table-cell table:formula="of:= 6 - [.K58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RMSE</text:p>
          </table:table-cell>
          <table:table-cell table:formula="of:= 6 - [.B59]" office:value-type="float" office:value="1" calcext:value-type="float">
            <text:p>1</text:p>
          </table:table-cell>
          <table:table-cell table:formula="of:= 6 - [.C59]" office:value-type="float" office:value="5" calcext:value-type="float">
            <text:p>5</text:p>
          </table:table-cell>
          <table:table-cell table:formula="of:= 6 - [.D59]" office:value-type="float" office:value="2" calcext:value-type="float">
            <text:p>2</text:p>
          </table:table-cell>
          <table:table-cell table:formula="of:= 6 - [.E59]" office:value-type="float" office:value="4" calcext:value-type="float">
            <text:p>4</text:p>
          </table:table-cell>
          <table:table-cell table:formula="of:= 6 - [.F59]" office:value-type="float" office:value="3" calcext:value-type="float">
            <text:p>3</text:p>
          </table:table-cell>
          <table:table-cell table:formula="of:= 6 - [.G59]" office:value-type="float" office:value="1" calcext:value-type="float">
            <text:p>1</text:p>
          </table:table-cell>
          <table:table-cell table:formula="of:= 6 - [.H59]" office:value-type="float" office:value="2" calcext:value-type="float">
            <text:p>2</text:p>
          </table:table-cell>
          <table:table-cell table:formula="of:= 6 - [.I59]" office:value-type="float" office:value="4" calcext:value-type="float">
            <text:p>4</text:p>
          </table:table-cell>
          <table:table-cell table:formula="of:= 6 - [.J59]" office:value-type="float" office:value="5" calcext:value-type="float">
            <text:p>5</text:p>
          </table:table-cell>
          <table:table-cell table:formula="of:= 6 - [.K59]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Median Overestimate</text:p>
          </table:table-cell>
          <table:table-cell table:formula="of:= 6 - [.B60]" office:value-type="float" office:value="1" calcext:value-type="float">
            <text:p>1</text:p>
          </table:table-cell>
          <table:table-cell table:formula="of:= 6 - [.C60]" office:value-type="float" office:value="4" calcext:value-type="float">
            <text:p>4</text:p>
          </table:table-cell>
          <table:table-cell table:formula="of:= 6 - [.D60]" office:value-type="float" office:value="3" calcext:value-type="float">
            <text:p>3</text:p>
          </table:table-cell>
          <table:table-cell table:formula="of:= 6 - [.E60]" office:value-type="float" office:value="5" calcext:value-type="float">
            <text:p>5</text:p>
          </table:table-cell>
          <table:table-cell table:formula="of:= 6 - [.F60]" office:value-type="float" office:value="3" calcext:value-type="float">
            <text:p>3</text:p>
          </table:table-cell>
          <table:table-cell table:formula="of:= 6 - [.G60]" office:value-type="float" office:value="1" calcext:value-type="float">
            <text:p>1</text:p>
          </table:table-cell>
          <table:table-cell table:formula="of:= 6 - [.H60]" office:value-type="float" office:value="3" calcext:value-type="float">
            <text:p>3</text:p>
          </table:table-cell>
          <table:table-cell table:formula="of:= 6 - [.I60]" office:value-type="float" office:value="5" calcext:value-type="float">
            <text:p>5</text:p>
          </table:table-cell>
          <table:table-cell table:formula="of:= 6 - [.J60]" office:value-type="float" office:value="4" calcext:value-type="float">
            <text:p>4</text:p>
          </table:table-cell>
          <table:table-cell table:formula="of:= 6 - [.K60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tric 6</text:p>
          </table:table-cell>
          <table:table-cell table:formula="of:= 6 - [.B61]" office:value-type="float" office:value="6" calcext:value-type="float">
            <text:p>6</text:p>
          </table:table-cell>
          <table:table-cell table:formula="of:= 6 - [.C61]" office:value-type="float" office:value="6" calcext:value-type="float">
            <text:p>6</text:p>
          </table:table-cell>
          <table:table-cell table:formula="of:= 6 - [.D61]" office:value-type="float" office:value="6" calcext:value-type="float">
            <text:p>6</text:p>
          </table:table-cell>
          <table:table-cell table:formula="of:= 6 - [.E61]" office:value-type="float" office:value="6" calcext:value-type="float">
            <text:p>6</text:p>
          </table:table-cell>
          <table:table-cell table:formula="of:= 6 - [.F61]" office:value-type="float" office:value="6" calcext:value-type="float">
            <text:p>6</text:p>
          </table:table-cell>
          <table:table-cell table:formula="of:= 6 - [.G61]" office:value-type="float" office:value="6" calcext:value-type="float">
            <text:p>6</text:p>
          </table:table-cell>
          <table:table-cell table:formula="of:= 6 - [.H61]" office:value-type="float" office:value="6" calcext:value-type="float">
            <text:p>6</text:p>
          </table:table-cell>
          <table:table-cell table:formula="of:= 6 - [.I61]" office:value-type="float" office:value="6" calcext:value-type="float">
            <text:p>6</text:p>
          </table:table-cell>
          <table:table-cell table:formula="of:= 6 - [.J61]" office:value-type="float" office:value="6" calcext:value-type="float">
            <text:p>6</text:p>
          </table:table-cell>
          <table:table-cell table:formula="of:= 6 - [.K61]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 of Rank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inear Regression</text:p>
          </table:table-cell>
          <table:table-cell office:value-type="string" calcext:value-type="string">
            <text:p>Hubor Regressor</text:p>
          </table:table-cell>
          <table:table-cell office:value-type="string" calcext:value-type="string">
            <text:p>Perceptron</text:p>
          </table:table-cell>
          <table:table-cell office:value-type="string" calcext:value-type="string">
            <text:p>Linear Support Vector Machine</text:p>
          </table:table-cell>
          <table:table-cell office:value-type="string" calcext:value-type="string">
            <text:p>Decision 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k 1</text:p>
          </table:table-cell>
          <table:table-cell table:formula="of:=COUNTIF(([.B40:.B45]); &quot;=1&quot; ) + COUNTIF(([.B64:.B68]); &quot;=1&quot; ) + COUNTIF(([.G40:.G45]); &quot;=1&quot; ) + COUNTIF(([.G64:.G68]); &quot;=1&quot; )" office:value-type="float" office:value="17" calcext:value-type="float">
            <text:p>17</text:p>
          </table:table-cell>
          <table:table-cell table:formula="of:=COUNTIF(([.C40:.C45]); &quot;=1&quot; ) + COUNTIF(([.C64:.C68]); &quot;=1&quot; ) + COUNTIF(([.H40:.H45]); &quot;=1&quot; ) + COUNTIF(([.H64:.H68]); &quot;=1&quot; )" office:value-type="float" office:value="1" calcext:value-type="float">
            <text:p>1</text:p>
          </table:table-cell>
          <table:table-cell table:formula="of:=COUNTIF(([.D40:.D45]); &quot;=1&quot; ) + COUNTIF(([.D64:.D68]); &quot;=1&quot; ) + COUNTIF(([.I40:.I45]); &quot;=1&quot; ) + COUNTIF(([.I64:.I68]); &quot;=1&quot; )" office:value-type="float" office:value="1" calcext:value-type="float">
            <text:p>1</text:p>
          </table:table-cell>
          <table:table-cell table:formula="of:=COUNTIF(([.E40:.E45]); &quot;=1&quot; ) + COUNTIF(([.E64:.E68]); &quot;=1&quot; ) + COUNTIF(([.J40:.J45]); &quot;=1&quot; ) + COUNTIF(([.J64:.J68]); &quot;=1&quot; )" office:value-type="float" office:value="0" calcext:value-type="float">
            <text:p>0</text:p>
          </table:table-cell>
          <table:table-cell table:formula="of:=COUNTIF(([.F40:.F45]); &quot;=1&quot; ) + COUNTIF(([.F64:.F68]); &quot;=1&quot; ) + COUNTIF(([.K40:.K45]); &quot;=1&quot; ) + COUNTIF(([.K64:.K68]); &quot;=1&quot; 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k 2</text:p>
          </table:table-cell>
          <table:table-cell table:style-name="ce4" table:formula="of:=COUNTIF(([.B40:.B45]); &quot;=2&quot; ) + COUNTIF(([.B64:.B68]); &quot;=2&quot; ) + COUNTIF(([.G40:.G45]); &quot;=2&quot; ) + COUNTIF(([.G64:.G68]); &quot;=2&quot; )" office:value-type="float" office:value="2" calcext:value-type="float">
            <text:p>2</text:p>
          </table:table-cell>
          <table:table-cell table:style-name="ce4" table:formula="of:=COUNTIF(([.C40:.C45]); &quot;=2&quot; ) + COUNTIF(([.C64:.C68]); &quot;=2&quot; ) + COUNTIF(([.H40:.H45]); &quot;=2&quot; ) + COUNTIF(([.H64:.H68]); &quot;=2&quot; )" office:value-type="float" office:value="4" calcext:value-type="float">
            <text:p>4</text:p>
          </table:table-cell>
          <table:table-cell table:style-name="ce4" table:formula="of:=COUNTIF(([.D40:.D45]); &quot;=2&quot; ) + COUNTIF(([.D64:.D68]); &quot;=2&quot; ) + COUNTIF(([.I40:.I45]); &quot;=2&quot; ) + COUNTIF(([.I64:.I68]); &quot;=2&quot; )" office:value-type="float" office:value="7" calcext:value-type="float">
            <text:p>7</text:p>
          </table:table-cell>
          <table:table-cell table:style-name="ce4" table:formula="of:=COUNTIF(([.E40:.E45]); &quot;=2&quot; ) + COUNTIF(([.E64:.E68]); &quot;=2&quot; ) + COUNTIF(([.J40:.J45]); &quot;=2&quot; ) + COUNTIF(([.J64:.J68]); &quot;=2&quot; )" office:value-type="float" office:value="0" calcext:value-type="float">
            <text:p>0</text:p>
          </table:table-cell>
          <table:table-cell table:style-name="ce4" table:formula="of:=COUNTIF(([.F40:.F45]); &quot;=2&quot; ) + COUNTIF(([.F64:.F68]); &quot;=2&quot; ) + COUNTIF(([.K40:.K45]); &quot;=2&quot; ) + COUNTIF(([.K64:.K68]); &quot;=2&quot; 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k 3</text:p>
          </table:table-cell>
          <table:table-cell table:style-name="ce4" table:formula="of:=COUNTIF(([.B40:.B45]); &quot;=3&quot; ) + COUNTIF(([.B64:.B68]); &quot;=3&quot; ) + COUNTIF(([.G40:.G45]); &quot;=3&quot; ) + COUNTIF(([.G64:.G68]); &quot;=3&quot; )" office:value-type="float" office:value="1" calcext:value-type="float">
            <text:p>1</text:p>
          </table:table-cell>
          <table:table-cell table:style-name="ce4" table:formula="of:=COUNTIF(([.C40:.C45]); &quot;=3&quot; ) + COUNTIF(([.C64:.C68]); &quot;=3&quot; ) + COUNTIF(([.H40:.H45]); &quot;=3&quot; ) + COUNTIF(([.H64:.H68]); &quot;=3&quot; )" office:value-type="float" office:value="5" calcext:value-type="float">
            <text:p>5</text:p>
          </table:table-cell>
          <table:table-cell table:style-name="ce4" table:formula="of:=COUNTIF(([.D40:.D45]); &quot;=3&quot; ) + COUNTIF(([.D64:.D68]); &quot;=3&quot; ) + COUNTIF(([.I40:.I45]); &quot;=3&quot; ) + COUNTIF(([.I64:.I68]); &quot;=3&quot; )" office:value-type="float" office:value="4" calcext:value-type="float">
            <text:p>4</text:p>
          </table:table-cell>
          <table:table-cell table:style-name="ce4" table:formula="of:=COUNTIF(([.E40:.E45]); &quot;=3&quot; ) + COUNTIF(([.E64:.E68]); &quot;=3&quot; ) + COUNTIF(([.J40:.J45]); &quot;=3&quot; ) + COUNTIF(([.J64:.J68]); &quot;=3&quot; )" office:value-type="float" office:value="1" calcext:value-type="float">
            <text:p>1</text:p>
          </table:table-cell>
          <table:table-cell table:style-name="ce4" table:formula="of:=COUNTIF(([.F40:.F45]); &quot;=3&quot; ) + COUNTIF(([.F64:.F68]); &quot;=3&quot; ) + COUNTIF(([.K40:.K45]); &quot;=3&quot; ) + COUNTIF(([.K64:.K68]); &quot;=3&quot; 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k 4</text:p>
          </table:table-cell>
          <table:table-cell table:style-name="ce4" table:formula="of:=COUNTIF(([.B40:.B45]); &quot;=4&quot; ) + COUNTIF(([.B64:.B68]); &quot;=4&quot; ) + COUNTIF(([.G40:.G45]); &quot;=4&quot; ) + COUNTIF(([.G64:.G68]); &quot;=4&quot; )" office:value-type="float" office:value="0" calcext:value-type="float">
            <text:p>0</text:p>
          </table:table-cell>
          <table:table-cell table:style-name="ce4" table:formula="of:=COUNTIF(([.C40:.C45]); &quot;=4&quot; ) + COUNTIF(([.C64:.C68]); &quot;=4&quot; ) + COUNTIF(([.H40:.H45]); &quot;=4&quot; ) + COUNTIF(([.H64:.H68]); &quot;=4&quot; )" office:value-type="float" office:value="3" calcext:value-type="float">
            <text:p>3</text:p>
          </table:table-cell>
          <table:table-cell table:style-name="ce4" table:formula="of:=COUNTIF(([.D40:.D45]); &quot;=4&quot; ) + COUNTIF(([.D64:.D68]); &quot;=4&quot; ) + COUNTIF(([.I40:.I45]); &quot;=4&quot; ) + COUNTIF(([.I64:.I68]); &quot;=4&quot; )" office:value-type="float" office:value="4" calcext:value-type="float">
            <text:p>4</text:p>
          </table:table-cell>
          <table:table-cell table:style-name="ce4" table:formula="of:=COUNTIF(([.E40:.E45]); &quot;=4&quot; ) + COUNTIF(([.E64:.E68]); &quot;=4&quot; ) + COUNTIF(([.J40:.J45]); &quot;=4&quot; ) + COUNTIF(([.J64:.J68]); &quot;=4&quot; )" office:value-type="float" office:value="11" calcext:value-type="float">
            <text:p>11</text:p>
          </table:table-cell>
          <table:table-cell table:style-name="ce4" table:formula="of:=COUNTIF(([.F40:.F45]); &quot;=4&quot; ) + COUNTIF(([.F64:.F68]); &quot;=4&quot; ) + COUNTIF(([.K40:.K45]); &quot;=4&quot; ) + COUNTIF(([.K64:.K68]); &quot;=4&quot; 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k 5</text:p>
          </table:table-cell>
          <table:table-cell table:style-name="ce4" table:formula="of:=COUNTIF(([.B40:.B45]); &quot;=5&quot; ) + COUNTIF(([.B64:.B68]); &quot;=5&quot; ) + COUNTIF(([.G40:.G45]); &quot;=5&quot; ) + COUNTIF(([.G64:.G68]); &quot;=5&quot; )" office:value-type="float" office:value="0" calcext:value-type="float">
            <text:p>0</text:p>
          </table:table-cell>
          <table:table-cell table:style-name="ce4" table:formula="of:=COUNTIF(([.C40:.C45]); &quot;=5&quot; ) + COUNTIF(([.C64:.C68]); &quot;=5&quot; ) + COUNTIF(([.H40:.H45]); &quot;=5&quot; ) + COUNTIF(([.H64:.H68]); &quot;=5&quot; )" office:value-type="float" office:value="7" calcext:value-type="float">
            <text:p>7</text:p>
          </table:table-cell>
          <table:table-cell table:style-name="ce4" table:formula="of:=COUNTIF(([.D40:.D45]); &quot;=5&quot; ) + COUNTIF(([.D64:.D68]); &quot;=5&quot; ) + COUNTIF(([.I40:.I45]); &quot;=5&quot; ) + COUNTIF(([.I64:.I68]); &quot;=5&quot; )" office:value-type="float" office:value="4" calcext:value-type="float">
            <text:p>4</text:p>
          </table:table-cell>
          <table:table-cell table:style-name="ce4" table:formula="of:=COUNTIF(([.E40:.E45]); &quot;=5&quot; ) + COUNTIF(([.E64:.E68]); &quot;=5&quot; ) + COUNTIF(([.J40:.J45]); &quot;=5&quot; ) + COUNTIF(([.J64:.J68]); &quot;=5&quot; )" office:value-type="float" office:value="8" calcext:value-type="float">
            <text:p>8</text:p>
          </table:table-cell>
          <table:table-cell table:style-name="ce4" table:formula="of:=COUNTIF(([.F40:.F45]); &quot;=5&quot; ) + COUNTIF(([.F64:.F68]); &quot;=5&quot; ) + COUNTIF(([.K40:.K45]); &quot;=5&quot; ) + COUNTIF(([.K64:.K68]); &quot;=5&quot; 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formula="of:=SUM([.B73:.B77])" office:value-type="float" office:value="20" calcext:value-type="float">
            <text:p>20</text:p>
          </table:table-cell>
          <table:table-cell table:formula="of:=SUM([.C73:.C77])" office:value-type="float" office:value="20" calcext:value-type="float">
            <text:p>20</text:p>
          </table:table-cell>
          <table:table-cell table:formula="of:=SUM([.D73:.D77])" office:value-type="float" office:value="20" calcext:value-type="float">
            <text:p>20</text:p>
          </table:table-cell>
          <table:table-cell table:formula="of:=SUM([.E73:.E77])" office:value-type="float" office:value="20" calcext:value-type="float">
            <text:p>20</text:p>
          </table:table-cell>
          <table:table-cell table:formula="of:=SUM([.F73:.F77])" office:value-type="float" office:value="20" calcext:value-type="float">
            <text:p>20</text:p>
          </table:table-cell>
          <table:table-cell table:number-columns-repeated="1018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esults.A2:results.AMJ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6:47:40.199031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6T21:25:28.103113168</dc:date>
    <meta:editing-duration>PT6H52M51S</meta:editing-duration>
    <meta:editing-cycles>33</meta:editing-cycles>
    <meta:generator>LibreOffice/5.1.6.2$Linux_X86_64 LibreOffice_project/10m0$Build-2</meta:generator>
    <meta:document-statistic meta:table-count="1" meta:cell-count="728" meta:object-count="0"/>
  </office:meta>
</office:document-meta>
</file>